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Footer">
      <style:paragraph-properties fo:text-align="center" style:justify-single-word="false"/>
    </style:style>
    <style:style style:name="T1" style:family="text">
      <style:text-properties style:font-name="Times New Roman1"/>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Se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ergey Strukov 2015, version 1.00</text:p>
      <text:p text:style-name="P1"/>
      <text:p text:style-name="P1">Copyright <text:span text:style-name="T1">©</text:span> 2014 Sergey Strukov. All rights reserved.</text:p>
      <text:p text:style-name="P1">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PSec</text:span> is a data security protocol. It works on packet data channels. It provides encryption, authentication and anti-replay protection for the data packets. The protocol uses the multi-key encryption, the key set is transparently refreshed during the packet communication. Each key has a limited life-time both by the work time and the number of encrypted blocks. To start a communication a master key is provided. The source of the master key is out of scope of the protocol. It may be some shared secret key, distributed by some means or it can be generated during some initial communication process (using some initial key exchange protocol).</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text-align="center" style:justify-single-word="false" style:shadow="non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3:44:10.81</meta:creation-date>
    <meta:generator>OpenOffice.org/3.4$Win32 OpenOffice.org_project/340m1$Build-9590</meta:generator>
    <meta:editing-cycles>9</meta:editing-cycles>
    <meta:editing-duration>PT32M51S</meta:editing-duration>
    <dc:description>This file contains the description of the PSec -- a data security protocol in
packet channels.</dc:description>
    <meta:keyword>PSec</meta:keyword>
    <dc:subject>PSec protocol description</dc:subject>
    <dc:title>PSec</dc:title>
    <dc:date>2015-07-31T14:19:54.03</dc:date>
    <meta:document-statistic meta:table-count="0" meta:image-count="0" meta:object-count="0" meta:page-count="2" meta:paragraph-count="7" meta:word-count="145" meta:character-count="889"/>
  </office:meta>
</office:document-meta>
</file>